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Yrsa Medium" svg:font-family="'Yrsa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10887d" officeooo:paragraph-rsid="0010887d" style:font-weight-asian="normal" style:font-weight-complex="normal"/>
    </style:style>
    <style:style style:name="P2" style:family="paragraph" style:parent-style-name="Preformatted_20_Text">
      <style:text-properties style:font-name="Yrsa Medium" fo:font-size="11pt" fo:font-weight="normal" officeooo:rsid="0010887d" officeooo:paragraph-rsid="0010887d" style:font-size-asian="11pt" style:font-weight-asian="normal" style:font-size-complex="11pt" style:font-weight-complex="normal"/>
    </style:style>
    <style:style style:name="P3" style:family="paragraph" style:parent-style-name="Standard">
      <style:text-properties officeooo:rsid="0010887d" officeooo:paragraph-rsid="0010887d"/>
    </style:style>
    <style:style style:name="P4" style:family="paragraph" style:parent-style-name="Standard">
      <style:text-properties style:font-name="Yrsa Medium" fo:font-size="11pt" officeooo:rsid="0010887d" officeooo:paragraph-rsid="0010887d" style:font-size-asian="11pt" style:font-size-complex="11pt"/>
    </style:style>
    <style:style style:name="P5" style:family="paragraph" style:parent-style-name="Standard">
      <style:text-properties style:font-name="Yrsa Medium" fo:font-size="11pt" fo:font-weight="normal" officeooo:rsid="0010887d" officeooo:paragraph-rsid="0010887d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Yrsa Medium" fo:font-size="20pt" officeooo:rsid="0010887d" officeooo:paragraph-rsid="0010887d" style:font-size-asian="20pt" style:font-size-complex="20pt"/>
    </style:style>
    <style:style style:name="T1" style:family="text">
      <style:text-properties fo:font-weight="bold"/>
    </style:style>
    <style:style style:name="T2" style:family="text">
      <style:text-properties style:font-name="Yrsa Medium"/>
    </style:style>
    <style:style style:name="T3" style:family="text">
      <style:text-properties style:font-name="Yrsa Medium" fo:font-weight="bold"/>
    </style:style>
    <style:style style:name="T4" style:family="text">
      <style:text-properties style:font-name="Yrsa Medium" fo:font-size="11pt" fo:font-weight="bold" style:font-size-asian="11pt" style:font-size-complex="11pt"/>
    </style:style>
    <style:style style:name="T5" style:family="text">
      <style:text-properties style:font-name="Yrsa Medium" fo:font-size="11pt" style:font-size-asian="11pt" style:font-size-complex="11pt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nk zoom</text:p>
      <text:p text:style-name="P4"/>
      <text:p text:style-name="P4">- PDDAP</text:p>
      <text:p text:style-name="P3"><text:a xlink:type="simple" xlink:href="https://www.google.com/url?q=https://zoom.us/j/5216130541?pwd%3DQ1ZSZE9JMVRDZS9ZaytxbVZKVW9vZz09&amp;sa=D&amp;source=calendar&amp;ust=1644892147390407&amp;usg=AOvVaw3U36dD3lJyeAUb2t17dQor" text:style-name="Internet_20_link" text:visited-style-name="Visited_20_Internet_20_Link"><text:span text:style-name="T4"/></text:a></text:p>
      <text:p text:style-name="P3"><text:a xlink:type="simple" xlink:href="https://www.google.com/url?q=https://zoom.us/j/5216130541?pwd%3DQ1ZSZE9JMVRDZS9ZaytxbVZKVW9vZz09&amp;sa=D&amp;source=calendar&amp;ust=1644892147390407&amp;usg=AOvVaw3U36dD3lJyeAUb2t17dQor" text:style-name="Internet_20_link" text:visited-style-name="Visited_20_Internet_20_Link"><text:span text:style-name="T4">https://www.google.com/url?q=https://zoom.us/j/5216130541?pwd%3DQ1ZSZE9JMVRDZS9ZaytxbVZKVW9vZz09&amp;sa=D&amp;source=calendar&amp;ust=1644892147390407&amp;usg=AOvVaw3U36dD3lJyeAUb2t17dQor</text:span></text:a></text:p>
      <text:p text:style-name="P4"><text:span text:style-name="T1"/></text:p>
      <text:p text:style-name="P5">- Pemlan</text:p>
      <text:p text:style-name="P5"/>
      <text:p text:style-name="P5">https://meet.google.com/fvn-gppe-ifd</text:p>
      <text:p text:style-name="P5"/>
      <text:p text:style-name="P5">- PSI</text:p>
      <text:p text:style-name="P5"/>
      <text:p text:style-name="P1"><text:a xlink:type="simple" xlink:href="https://univ-brawijaya.zoom.us/j/6346750883?pwd=STZ6TEVLZU5FOUV1WmJpL05zR0hwdz09" text:style-name="Internet_20_link" text:visited-style-name="Visited_20_Internet_20_Link"><text:span text:style-name="T5">https://univ-brawijaya.zoom.us/j/6346750883?pwd=STZ6TEVLZU5FOUV1WmJpL05zR0hwdz09</text:span></text:a></text:p>
      <text:p text:style-name="P2"/>
      <text:p text:style-name="P2">- DPSI</text:p>
      <text:p text:style-name="P2">https://meet.google.com/gww-dmvm-nnb</text:p>
      <text:p text:style-name="P2"/>
      <text:p text:style-name="P2">- Kewarganegaraan</text:p>
      <text:p text:style-name="P2"><text:a xlink:type="simple" xlink:href="https://meet.google.com/rbj-hdro-qqp" text:style-name="Internet_20_link" text:visited-style-name="Visited_20_Internet_20_Link">https://meet.google.com/rbj-hdro-qqp</text:a></text:p>
      <text:p text:style-name="P2"/>
      <text:p text:style-name="P2">-Sistem Basis Data</text:p>
      <text:p text:style-name="P2"><text:a xlink:type="simple" xlink:href="https://meet.google.com/doz-ggqn-smc" text:style-name="Internet_20_link" text:visited-style-name="Visited_20_Internet_20_Link">https://meet.google.com/doz-ggqn-smc</text:a></text:p>
      <text:p text:style-name="P2"/>
      <text:p text:style-name="P2">- Bahasa Indonesia</text:p>
      <text:p text:style-name="P2"><text:s/>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Yrsa Medium" svg:font-family="'Yrsa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4:07:08.080603882</meta:creation-date>
    <dc:date>2022-02-17T14:16:56.034753570</dc:date>
    <meta:editing-duration>PT9M48S</meta:editing-duration>
    <meta:editing-cycles>1</meta:editing-cycles>
    <meta:document-statistic meta:table-count="0" meta:image-count="0" meta:object-count="0" meta:page-count="1" meta:paragraph-count="15" meta:word-count="24" meta:character-count="485" meta:non-whitespace-character-count="473"/>
    <meta:generator>LibreOffice/6.4.7.2$Linux_X86_64 LibreOffice_project/40$Build-2</meta:generator>
  </office:meta>
</office:document-meta>
</file>